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List_20_Paragraph">
      <style:text-properties officeooo:paragraph-rsid="0004e479"/>
    </style:style>
    <style:style style:name="P6" style:family="paragraph" style:parent-style-name="List_20_Paragraph">
      <style:text-properties officeooo:paragraph-rsid="003df89e"/>
    </style:style>
    <style:style style:name="P7" style:family="paragraph" style:parent-style-name="List_20_Paragraph">
      <style:text-properties officeooo:paragraph-rsid="00485e1e"/>
    </style:style>
    <style:style style:name="P8" style:family="paragraph" style:parent-style-name="List_20_Paragraph">
      <style:text-properties officeooo:paragraph-rsid="004dd7b7"/>
    </style:style>
    <style:style style:name="P9" style:family="paragraph" style:parent-style-name="List_20_Paragraph">
      <style:text-properties officeooo:paragraph-rsid="00618e8e"/>
    </style:style>
    <style:style style:name="P10" style:family="paragraph" style:parent-style-name="List_20_Paragraph">
      <style:text-properties officeooo:paragraph-rsid="006f8474"/>
    </style:style>
    <style:style style:name="P11" style:family="paragraph" style:parent-style-name="Heading_20_2">
      <style:paragraph-properties fo:margin-top="0.0835in" fo:margin-bottom="0.1965in" loext:contextual-spacing="false"/>
    </style:style>
    <style:style style:name="P12" style:family="paragraph" style:parent-style-name="Text_20_body">
      <style:text-properties officeooo:paragraph-rsid="00103160"/>
    </style:style>
    <style:style style:name="P13" style:family="paragraph" style:parent-style-name="Text_20_body">
      <style:text-properties officeooo:paragraph-rsid="0010581c"/>
    </style:style>
    <style:style style:name="P14" style:family="paragraph" style:parent-style-name="Text_20_body">
      <style:text-properties officeooo:paragraph-rsid="00329e31"/>
    </style:style>
    <style:style style:name="P15" style:family="paragraph" style:parent-style-name="Text_20_body">
      <style:text-properties officeooo:paragraph-rsid="003a395e"/>
    </style:style>
    <style:style style:name="P16" style:family="paragraph" style:parent-style-name="Text_20_body">
      <style:text-properties officeooo:paragraph-rsid="005df70a"/>
    </style:style>
    <style:style style:name="P17" style:family="paragraph" style:parent-style-name="Text_20_body">
      <style:text-properties officeooo:paragraph-rsid="00641950"/>
    </style:style>
    <style:style style:name="P18" style:family="paragraph" style:parent-style-name="Quote">
      <style:text-properties fo:font-weight="normal" style:font-weight-asian="normal" style:font-weight-complex="normal"/>
    </style:style>
    <style:style style:name="P19" style:family="paragraph" style:parent-style-name="Standard">
      <style:text-properties officeooo:paragraph-rsid="003a395e"/>
    </style:style>
    <style:style style:name="P20" style:family="paragraph" style:parent-style-name="Standard" style:master-page-name="Standard">
      <style:paragraph-properties style:page-number="auto"/>
    </style:style>
    <style:style style:name="P21" style:family="paragraph" style:parent-style-name="Text_20_body">
      <style:text-properties officeooo:paragraph-rsid="003a395e"/>
    </style:style>
    <style:style style:name="P22" style:family="paragraph" style:parent-style-name="List_20_Paragraph" style:list-style-name="L1"/>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use-window-font-color="true" fo:font-size="14pt" style:text-underline-style="none" style:font-size-asian="14pt" style:font-size-complex="14pt"/>
    </style:style>
    <style:style style:name="T11" style:family="text">
      <style:text-properties style:use-window-font-color="true" fo:font-size="14pt" style:text-underline-style="none" officeooo:rsid="0004e479" style:font-size-asian="14pt" style:font-size-complex="14pt"/>
    </style:style>
    <style:style style:name="T12" style:family="text">
      <style:text-properties fo:font-size="14pt" fo:font-style="normal" style:font-size-asian="14pt" style:font-style-asian="normal" style:font-size-complex="14pt" style:font-style-complex="normal"/>
    </style:style>
    <style:style style:name="T13" style:family="text">
      <style:text-properties officeooo:rsid="00064684"/>
    </style:style>
    <style:style style:name="T14" style:family="text">
      <style:text-properties officeooo:rsid="000821e3"/>
    </style:style>
    <style:style style:name="T15" style:family="text">
      <style:text-properties officeooo:rsid="000f426a"/>
    </style:style>
    <style:style style:name="T16" style:family="text">
      <style:text-properties officeooo:rsid="001002a2"/>
    </style:style>
    <style:style style:name="T17" style:family="text">
      <style:text-properties officeooo:rsid="00103160"/>
    </style:style>
    <style:style style:name="T18" style:family="text">
      <style:text-properties officeooo:rsid="0010581c"/>
    </style:style>
    <style:style style:name="T19" style:family="text">
      <style:text-properties officeooo:rsid="001188a7"/>
    </style:style>
    <style:style style:name="T20" style:family="text">
      <style:text-properties officeooo:rsid="00122ec0"/>
    </style:style>
    <style:style style:name="T21" style:family="text">
      <style:text-properties officeooo:rsid="00128080"/>
    </style:style>
    <style:style style:name="T22" style:family="text">
      <style:text-properties officeooo:rsid="00144869"/>
    </style:style>
    <style:style style:name="T23" style:family="text">
      <style:text-properties officeooo:rsid="00155c54"/>
    </style:style>
    <style:style style:name="T24" style:family="text">
      <style:text-properties officeooo:rsid="001578b6"/>
    </style:style>
    <style:style style:name="T25" style:family="text">
      <style:text-properties officeooo:rsid="0016c6e7"/>
    </style:style>
    <style:style style:name="T26" style:family="text">
      <style:text-properties officeooo:rsid="0018aa14"/>
    </style:style>
    <style:style style:name="T27" style:family="text">
      <style:text-properties officeooo:rsid="00193838"/>
    </style:style>
    <style:style style:name="T28" style:family="text">
      <style:text-properties officeooo:rsid="002214a9"/>
    </style:style>
    <style:style style:name="T29" style:family="text">
      <style:text-properties officeooo:rsid="00268ce4"/>
    </style:style>
    <style:style style:name="T30" style:family="text">
      <style:text-properties officeooo:rsid="0028fff0"/>
    </style:style>
    <style:style style:name="T31" style:family="text">
      <style:text-properties officeooo:rsid="002a48fb"/>
    </style:style>
    <style:style style:name="T32" style:family="text">
      <style:text-properties officeooo:rsid="002b80fe"/>
    </style:style>
    <style:style style:name="T33" style:family="text">
      <style:text-properties officeooo:rsid="002c1e32"/>
    </style:style>
    <style:style style:name="T34" style:family="text">
      <style:text-properties officeooo:rsid="002d69fe"/>
    </style:style>
    <style:style style:name="T35" style:family="text">
      <style:text-properties officeooo:rsid="00329e31"/>
    </style:style>
    <style:style style:name="T36" style:family="text">
      <style:text-properties officeooo:rsid="00348361"/>
    </style:style>
    <style:style style:name="T37" style:family="text">
      <style:text-properties officeooo:rsid="00353af7"/>
    </style:style>
    <style:style style:name="T38" style:family="text">
      <style:text-properties officeooo:rsid="00375750"/>
    </style:style>
    <style:style style:name="T39" style:family="text">
      <style:text-properties officeooo:rsid="0037fb87"/>
    </style:style>
    <style:style style:name="T40" style:family="text">
      <style:text-properties officeooo:rsid="00392b43"/>
    </style:style>
    <style:style style:name="T41" style:family="text">
      <style:text-properties officeooo:rsid="003c1037"/>
    </style:style>
    <style:style style:name="T42" style:family="text">
      <style:text-properties officeooo:rsid="003df89e"/>
    </style:style>
    <style:style style:name="T43" style:family="text">
      <style:text-properties officeooo:rsid="00415bbe"/>
    </style:style>
    <style:style style:name="T44" style:family="text">
      <style:text-properties officeooo:rsid="0042d547"/>
    </style:style>
    <style:style style:name="T45" style:family="text">
      <style:text-properties officeooo:rsid="00440444"/>
    </style:style>
    <style:style style:name="T46" style:family="text">
      <style:text-properties officeooo:rsid="0045682f"/>
    </style:style>
    <style:style style:name="T47" style:family="text">
      <style:text-properties officeooo:rsid="004737af"/>
    </style:style>
    <style:style style:name="T48" style:family="text">
      <style:text-properties officeooo:rsid="0048eb38"/>
    </style:style>
    <style:style style:name="T49" style:family="text">
      <style:text-properties officeooo:rsid="004a869e"/>
    </style:style>
    <style:style style:name="T50" style:family="text">
      <style:text-properties officeooo:rsid="004bdefc"/>
    </style:style>
    <style:style style:name="T51" style:family="text">
      <style:text-properties officeooo:rsid="004dd7b7"/>
    </style:style>
    <style:style style:name="T52" style:family="text">
      <style:text-properties officeooo:rsid="00503166"/>
    </style:style>
    <style:style style:name="T53" style:family="text">
      <style:text-properties officeooo:rsid="0050f993"/>
    </style:style>
    <style:style style:name="T54" style:family="text">
      <style:text-properties officeooo:rsid="0051b76d"/>
    </style:style>
    <style:style style:name="T55" style:family="text">
      <style:text-properties officeooo:rsid="0054fb0d"/>
    </style:style>
    <style:style style:name="T56" style:family="text">
      <style:text-properties officeooo:rsid="00560420"/>
    </style:style>
    <style:style style:name="T57" style:family="text">
      <style:text-properties officeooo:rsid="0057885a"/>
    </style:style>
    <style:style style:name="T58" style:family="text">
      <style:text-properties officeooo:rsid="00583e92"/>
    </style:style>
    <style:style style:name="T59" style:family="text">
      <style:text-properties officeooo:rsid="005df70a"/>
    </style:style>
    <style:style style:name="T60" style:family="text">
      <style:text-properties officeooo:rsid="005e75c0"/>
    </style:style>
    <style:style style:name="T61" style:family="text">
      <style:text-properties officeooo:rsid="005fd909"/>
    </style:style>
    <style:style style:name="T62" style:family="text">
      <style:text-properties officeooo:rsid="00618e8e"/>
    </style:style>
    <style:style style:name="T63" style:family="text">
      <style:text-properties officeooo:rsid="00641950"/>
    </style:style>
    <style:style style:name="T64" style:family="text">
      <style:text-properties officeooo:rsid="0069b1c4"/>
    </style:style>
    <style:style style:name="T65" style:family="text">
      <style:text-properties officeooo:rsid="006b455d"/>
    </style:style>
    <style:style style:name="T66" style:family="text">
      <style:text-properties officeooo:rsid="006c3101"/>
    </style:style>
    <style:style style:name="T67" style:family="text">
      <style:text-properties officeooo:rsid="006d1696"/>
    </style:style>
    <style:style style:name="T68" style:family="text">
      <style:text-properties officeooo:rsid="006db142"/>
    </style:style>
    <style:style style:name="T69" style:family="text">
      <style:text-properties officeooo:rsid="006f2bc5"/>
    </style:style>
    <style:style style:name="T70" style:family="text">
      <style:text-properties officeooo:rsid="006f69a0"/>
    </style:style>
    <style:style style:name="T71" style:family="text">
      <style:text-properties officeooo:rsid="006f8474"/>
    </style:style>
    <style:style style:name="T72" style:family="text">
      <style:text-properties officeooo:rsid="006f8dd7"/>
    </style:style>
    <style:style style:name="T73" style:family="text">
      <style:text-properties officeooo:rsid="0071bbcf"/>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0">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5"><text:span text:style-name="Internet_20_link"><text:span text:style-name="T11">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5"><text:span text:style-name="Internet_20_link"><text:span text:style-name="T11">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0">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1" text:outline-level="2"><text:soft-page-break/><text:span text:style-name="Teletype"><text:span text:style-name="T12">Foreword, a sort of </text:span></text:span><text:line-break/>  </text:h>
      <text:p text:style-name="Quote">Apologies &amp; Excuses </text:p>
      <text:p text:style-name="P12">Being completely clean of fanc<text:span text:style-name="T15">y</text:span> flights of fantasy, <text:span text:style-name="T15">aggravated by</text:span> all thumbs at spinning yarn, left <text:span text:style-name="T15">me </text:span>no choice but telling the truth, the whole truth and nothing but the truth; in other words, no <text:span text:style-name="T15">merry</text:span> sallies from within the straitjacket of my personal experience. <text:span text:style-name="T16">Which</text:span>, muchly rueful, limitations annul any ambition to keep abreast with the hackney <text:span text:style-name="T17">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7">real </text:span>nice and smoothly, neither would you in a breeze pull off a fickle fancy whatsoever, like, walking through the walls and over the waters or, <text:span text:style-name="T17">say, </text:span><text:s/>indulging in unhealthy recreational addiction to sucking strangers’ blood in <text:span text:style-name="T18">totally</text:span> unsanitary environs. (A sigh.) </text:p>
      <text:p text:style-name="Quote"><text:span text:style-name="T5">Structure &amp; Content</text:span> </text:p>
      <text:p text:style-name="Text_20_body">Starting with its lengthy title, the novel <text:span text:style-name="T18">goes past</text:span> this here foreword, sort of, and through the following epigraph—curt, but to the point—flows into the narration not marked by <text:span text:style-name="T18">overly</text:span> excessive terseness, four books all in all, with certain passages well nigh sufficient to efface the credence to my solemn oath in the above subsection being taken in good faith. </text:p>
      <text:p text:style-name="Text_20_body">Not every truth gets a <text:span text:style-name="T14">warmhearted</text:span> welcome, no one is guaranteed from someone else tossing their back up <text:span text:style-name="T18">to emphasize</text:span> a torrid protest, “Bullshit! Don't dream of selling me that!” </text:p>
      <text:p text:style-name="P13">My meek, immediate, amicable, advise to deeply disbelieving skeptics is to put <text:span text:style-name="T8">The Rascally Romance</text:span> off until they, hopefully, obtain a clearer vision that even truth now and then comprise surprises on a par with any of the <text:span text:style-name="T13">weirdest</text:span> phantasms. And if the truth of this observation <text:span text:style-name="T19">rests</text:span> dim for some <text:span text:style-name="T19">obtuse </text:span>dork, then, “I do envy you, O, truly blessed one!.” <text:span text:style-name="T18">is</text:span> all there is to say.</text:p>
      <text:p text:style-name="Text_20_body"><text:span text:style-name="T19">Though</text:span> a first-person story, <text:span text:style-name="T8">The Rascally Romance</text:span>, nonetheless, is not a self-relishing report about me, myself and the Number One, yet a portrayal of the whole generation from the most breathtaking, <text:span text:style-name="T13">unequaled</text:span>, and fascinating era since the world creation. </text:p>
      <text:p text:style-name="Text_20_body">Now, with <text:span text:style-name="T13">comprehending</text:span> bitterness, I witness the glorious period cinched tightly with a couple of labels, <text:span text:style-name="T13">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Style &amp; Language &amp; Age Restrictions </text:p>
      <text:p text:style-name="Text_20_body"><text:soft-page-break/>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8">rabid realism</text:span>, to wit, this particular ball is ruled by Mrs. Naked Truth handing soft soap out to neither written nor tacit laws. </text:p>
      <text:p text:style-name="Text_20_body">Moving from the style to the language used in <text:span text:style-name="T8">The Rascally Romance</text:span>, it should be noted that the grim-mouthed pearl-clutching language purists might disapprove of presence in the body text <text:span text:style-name="T20">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20">ny </text:span>map <text:span text:style-name="T20">or</text:span> compass <text:span text:style-name="T21">surrounded by</text:span> hundreds upon hundreds of pages in each direction, to deprive them of any guiding star or two, calls for <text:span text:style-name="T21">an exceptionally brazen</text:span> brutality. </text:p>
      <text:p text:style-name="Text_20_body">A <text:span text:style-name="T22">caring</text:span> compassion for humanoid brethren and sistern stirred me up to adding <text:span text:style-name="T8">The Table of Contents</text:span>. <text:line-break/>Ain’t I a fucking philanthropist thereafter?. </text:p>
      <text:p text:style-name="Quote">Acknowledgments &amp; Disclaimer </text:p>
      <text:p text:style-name="Text_20_body">I thank you all, whose names <text:span text:style-name="T22">appear</text:span> in the <text:span text:style-name="T22">tale</text:span>, as well as those who are not in there (you are indefinitely more in numbers and your contribution to this here work having been written after all is <text:span text:style-name="T22">equally important</text:span>). </text:p>
      <text:p text:style-name="Text_20_body">And <text:span text:style-name="T23">no less essential was your</text:span> reading along at least up to this very line. Any book can only be produced by a collaborative team of two: the reader and the author. Thank you because <text:span text:style-name="T23">I am (dead serious and no kidding)</text:span> huge<text:span text:style-name="T23">ly</text:span> honor<text:span text:style-name="T23">ed</text:span> <text:span text:style-name="T23">by </text:span>your <text:span text:style-name="T24">most</text:span> kind cooperation. </text:p>
      <text:p text:style-name="Text_20_body">And now we’ve just reached the point when everyone has to decide for themselves whether to <text:span text:style-name="T24">re</text:span>turn to the<text:span text:style-name="T24">ir</text:span> pursuit of customary business and/or pleasures, to all those pet joys, and daily problems alongside with habitual rewards and outlets befitting people of sober good sort <text:span text:style-name="T24">which </text:span>(between <text:span text:style-name="T24">the </text:span>two <text:span text:style-name="T24">of us</text:span>, as one buddy-teammate to the other<text:span text:style-name="T24">)</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4">of this kind </text:span>I do have to shut up and take a breather, meanwhile, feel free to use the stretch for making your informed decision... </text:p>
      <text:p text:style-name="Text_20_body"><text:soft-page-break/><text:span text:style-name="T26">Sincerely,</text:span> <text:span text:style-name="T26">it doesn’t matter what you choose</text:span>, <text:span text:style-name="T27">just don’t hurry at</text:span> making up your mind and stay assured whatever the <text:span text:style-name="T25">outcome</text:span> there’s no <text:span text:style-name="T25">way</text:span> to put the blame on me because of the disclaimer in conclusion – </text:p>
      <text:h text:style-name="P11"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7">~ ~ ~</text:span> The <text:bookmark-start text:name="Birchbark"/>Birchbark <text:bookmark-end text:name="Birchbark"/>Sketches</text:h>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text:soft-page-break/>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18"><text:span text:style-name="T8">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text:soft-page-break/>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Standard">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high felt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ext:soft-page-break/>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cherished drool, sissy wuss?...of crushed and toppling lumps of hopes that squashed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List_20_Paragraph">...I tell you what, my dear I...heal yourself with the same dog’s hair...got bitten by a simple truth, eh?...bust it with as simple a tool!...crack it with the wedge of a wider grammatical approach, procede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text:soft-page-break/>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1291449315" text:style-name="L1">
          <text:list-item>
            <text:p text:style-name="P22">tsahvyd tahnym; and</text:p>
          </text:list-item>
          <text:list-item>
            <text:p text:style-name="P22">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text:soft-page-break/>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text:soft-page-break/>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text:span text:style-name="T8">drahms</text:span>… </text:p>
      <text:p text:style-name="Text_20_body"><text:soft-page-break/>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ages ago I tried to explain it to someone, my brake system has its own perspective 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call the rounded mountains stretching in wavy chains, under the blanket of grass and woods, to tell them from giant <text:span text:style-name="Emphasis">lehrs </text:span>pricking the sky with their raw rocky <text:soft-page-break/>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five meters above the ground into a dense mass of foliage impenetrable for the sun, and it was their joint shade that filled the air with the uncanny touch. </text:p>
      <text:p text:style-name="Text_20_body"><text:soft-page-break/>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68">or,</text:span> at times, scrambling through the <text:span text:style-name="T68">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2">as an incurable</text:span> <text:span text:style-name="T28">bolshy, I made two more</text:span> <text:span text:style-name="T28">attempts</text:span> at finding <text:span text:style-name="T42">at least a minor</text:span> shortcuts, <text:span text:style-name="T42">yet the deviations</text:span> were blocked by deep gorges and sheer cliffs, so the highway met me exactly where I left it two days before, near “The Old Sycamore Diner”. </text:p>
      <text:section text:style-name="Sect1" text:name="Section2">
        <text:p text:style-name="P6"><text:bookmark text:name="span2"/><text:soft-page-break/>(…gently is a <text:span text:style-name="T42">docile kid</text:span> led <text:span text:style-name="T42">ahead </text:span>by fate, <text:span text:style-name="T42">while stubborn brat</text:span>s are dragged along grip<text:span text:style-name="T42">ped</text:span> at their forelock <text:span text:style-name="T42">to</text:span> unavoidabl<text:span text:style-name="T42">y</text:span> get to the<text:span text:style-name="T42">ir</text:span> destination…) </text:p>
      </text:section>
      <text:p text:style-name="Text_20_body">After several turns of the smooth serpentine, the highway took a beeline to the pass out from the spacey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0">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29">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29">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spacey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Text_20_body"/>
      <text:p text:style-name="Subtitle">~ ~ ~</text:p>
      <text:h text:style-name="Heading_20_1" text:outline-level="1"><text:soft-page-break/><text:span text:style-name="T6">~ ~ ~</text:span> The <text:bookmark-start text:name="Genesis"/>Genesis<text:bookmark-end text:name="Genesis"/></text:h>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16">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59">the revenant</text:span> ghost <text:span text:style-name="T59">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2">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Seven more years passed and, in the late thirties, Joseph was arrested. They did not put him before a firing squad though to purge away like millions of other “enemies to the Soviet people”, supposedly, some clever way to buy his life back <text:soft-page-break/>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1">merchant.</text:span> As for the name, let's not forget that even such a hardened anti-Semite as Comrade Stalin was his namesake... Still and all, my mother, when introducing herself, preferred to change her patronymic into more Russian “Osipovna”. </text:p>
      <text:p text:style-name="Text_20_body">Her dark mellow eyes she inherited from Katerina Ivanovna (or Katarzyna Janovna?) whose affinity with the tribes of Israel looked doubtful enough. </text:p>
      <text:p text:style-name="Text_20_body"><text:soft-page-break/>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concentrated, knocks the standing fighters out one after another; and, mark you, without a single f-f..er..foul word... Yep, the village was in the pink then… </text:p>
      <text:p text:style-name="Text_20_body"><text:soft-page-break/>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1">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text:soft-page-break/>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3">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3">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text:soft-page-break/>ship met on the way without checking whether she was “theirs” or “ours”. That’s why a cocked up sea mine is fixed with a steel cable to an anchor that grabs at the seabed. The mines—iron <text:span text:style-name="T33">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3">midst</text:span> unsteady waves in the open sea with the mine's spheric side heaving up above the rowboat and then falling under it, striving to ram with the horn of a detonator.) </text:p>
      <text:p text:style-name="P14">The final step is done by the boatswain seated in the rear seat, with a lit cigarette between his lips <text:span text:style-name="T35">meant </text:span>not to show off <text:span text:style-name="T35">his</text:span> <text:span text:style-name="T35">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text:soft-page-break/>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ext:soft-page-break/>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4">heralded</text:span> arrival of a boy baby. That's when our father issued a blissful yell, “Switch off the lamp in the deliv'ry room! The light attracts them babies!.” </text:p>
      <text:p text:style-name="Text_20_body"><text:soft-page-break/>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4">emphatic</text:span> tears welling up in my eyes. Poor boy! </text:p>
      <text:p text:style-name="Text_20_body">And with another legend, the soft paw of horror bristled up my hair before piercing the back of my neck with its point-sharp talons; when my mother grew suddenly 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ext:soft-page-break/>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6">~ ~ ~</text:span> The <text:bookmark-start text:name="Childhood"/>Childhood<text:bookmark-end text:name="Childhood"/></text:h>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8">balanda</text:span> soup. </text:p>
      <text:p text:style-name="Text_20_body"><text:soft-page-break/>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8">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text:soft-page-break/>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text:soft-page-break/>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text:soft-page-break/>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7">leader </text:span>to the <text:span text:style-name="T37">bantam</text:span> baby. </text:p>
      <text:p text:style-name="Text_20_body">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text:soft-page-break/>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6">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My brother and sister with their pillows on the opposite armrests of the big sofa were, as always, kicking each other under their common blanket and could not follow my <text:span text:style-name="T36">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text:soft-page-break/>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text:soft-page-break/>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ext:soft-page-break/>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text:soft-page-break/>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ext:soft-page-break/>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text:soft-page-break/>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38">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text:soft-page-break/>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text:soft-page-break/>(…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39">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text:soft-page-break/>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text:soft-page-break/>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text:soft-page-break/>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ext:soft-page-break/>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text:soft-page-break/>Mom and Grandma came running from the kitchen. Mom screamed, “Kolya! Don’t!” and stretched out her hand to catch the hissing impact of the belt. Grandma also kvetched loudly, and they took Dad out of the room. </text:p>
      <text:p text:style-name="Text_20_body">Crestfallen, sobbing, I rubbed the sores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0">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text:soft-page-break/>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text:soft-page-break/>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15">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text:soft-page-break/>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text:soft-page-break/>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text:soft-page-break/>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15">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text:soft-page-break/>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1">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ext:soft-page-break/>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1">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ext:soft-page-break/>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15">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text:soft-page-break/>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text:soft-page-break/>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spacey 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text:soft-page-break/>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15">The trail to school had become quite familiar, yet each time a little different. The foliage fell, the droughts began roaming between the naked tree trunks and the school was peeping through them even before you reached the big aspen by the 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3">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text:soft-page-break/>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text:soft-page-break/>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3">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text:soft-page-break/>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15">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text:soft-page-break/>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9"><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text:soft-page-break/>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text:soft-page-break/>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4">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e” – a vestige from the times when<text:span text:style-name="Emphasis"> zeks</text:span> were building the Object. (Everyone knows that <text:span text:style-name="Emphasis">zeks</text:span> live and work in “zones”.) </text:p>
      <text:p text:style-name="Text_20_body"><text:soft-page-break/>At the end of the second academic year in the Party Studies Evening School, Dad and other learners were taken for their examination “out of Zone”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e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15">Mom was a regular book reader in our family. Going to her workplace, she took them along to read during her shifts at the Pumping Station. Those books were borrowed from the Library of Detachment. (Yes, one more name because we lived not only in the Object-Zone-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spacey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text:soft-page-break/>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5">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text:soft-page-break/>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6">gets smooth and</text:span> memory <text:span text:style-name="T46">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ext:soft-page-break/>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15">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text:soft-page-break/>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text:soft-page-break/>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7">much</text:span> fresher bywords, like that recent one – </text:p>
        <text:p text:style-name="Quote">“<text:span text:style-name="Strong_20_Emphasis"> summer is a miniature life”</text:span><text:span text:style-name="T4">…)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text:soft-page-break/></text:p>
      <text:section text:style-name="Sect1" text:name="Section27">
        <text:p text:style-name="P7">(…every road, when you pass it for the first time, seems endlessly long because you cannot measure yet the passed part of it against what is still ahead. When passing the same road again and again, it obviously shortens. </text:p>
        <text:p text:style-name="P7">That keeps true with the school academic year as well. But I’d never discover it</text:p>
        <text:p text:style-name="P7"><text:s/>had I left the race at the beginning of the second year at school…) </text:p>
      </text:section>
      <text:p text:style-name="Text_20_body">It was a clear autumn day and our class went on the excursion to collect fallen leaves. Instead of Seraphima Sergeevna, <text:span text:style-name="T48">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text:soft-page-break/>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spacey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2">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ext:soft-page-break/>(…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ext:soft-page-break/>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15">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49">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ext:soft-page-break/>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text:soft-page-break/>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text:soft-page-break/>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text:soft-page-break/>And then I learned that the righteousness supporters sometimes would better keep mum. </text:p>
      <text:p text:style-name="Text_20_body">Besides, it’s a crying shame that I could so easily be stretched on the ground at an unexpected brush…</text:p>
      <text:p text:style-name="P15">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e,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text:soft-page-break/>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8">However, by that act, he didn’t save himself, nor his wife, nor the children of their royal family all lined at the basement wall and shot at <text:span text:style-name="T51">and then those not killed with the volley were</text:span> finish<text:span text:style-name="T51">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0">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ext:soft-page-break/>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text:soft-page-break/>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text:soft-page-break/>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15">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0">cluttered</text:span> the <text:span text:style-name="T60">long </text:span>table <text:span text:style-name="T60">in the yard</text:span>. One of the guests volunteered to teach the bride how to stuff a home-made sausage, but she refused and the merry guests laughed out loud… </text:p>
      <text:p text:style-name="Text_20_body">In general, I liked Konotop although I felt sorry for Masha and ashamed of splitting the mulberry tree. For some reason, I even found <text:span text:style-name="T54">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text:soft-page-break/>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text:soft-page-break/>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5">on </text:span>to understand that low brutes need <text:span text:style-name="T56">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text:soft-page-break/>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7">each</text:span> bearing a <text:span text:style-name="T53">brave </text:span>neatly embossed anchor…</text:p>
      <text:p text:style-name="P15">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text:soft-page-break/>(…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text:soft-page-break/>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text:soft-page-break/>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e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15"><text:soft-page-break/>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text:soft-page-break/>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e.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e,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e,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58">unyielding</text:span> resistance. No fish jumped from the water wiggling in its flight over the air. I had to pull the tight line all the way closer and closer and finally drag it onto the dry land… The fish twisted and arched and beat the sand, scaring me with its might and size, never had I seen the like of that dark blue piece of alive thick hose. </text:p>
      <text:p text:style-name="Text_20_body"><text:soft-page-break/>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ran a neat cinder path to the pit for broad jumps. Across the field, the forest began again, parted from the camp with the couple lines of barbed wire nailed randomly to thicker trunks from among the trees. </text:p>
      <text:p text:style-name="Text_20_body"><text:soft-page-break/>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text:soft-page-break/>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15">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text:soft-page-break/>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Our parents came as usual, and Mom shared between us condensed milk and biscuits, but she never mentioned my involvement in the disruptive occurrence. A beam of hope flicked for me – perhaps, Camp Director forgot to inform my parents! </text:p>
      <text:p text:style-name="Text_20_body"><text:soft-page-break/>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text:soft-page-break/>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15">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text:soft-page-break/>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ext:soft-page-break/>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text:span><text:soft-page-break/><text:span text:style-name="Emphasis">and Peace</text:span> then why bothering themselves with all that prelude fiction, including the epilogue? </text:p>
        <text:p text:style-name="List_20_Paragraph">Probably, I kinda showed off, in part, but only just in part…) </text:p>
      </text:section>
      <text:p text:style-name="P15">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text:soft-page-break/>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9">“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text:soft-page-break/>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e-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text:soft-page-break/>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9">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9">Even though telling this story is the outright violation of the linear flow of narrative in breach of the canon of classical time-place-action unity, yet, after all, it is my letter and it’s my life, and why not to give turns to my liking? </text:p>
        <text:p text:style-name="P9">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2">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text:soft-page-break/>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text:soft-page-break/>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text:soft-pag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ext:soft-page-break/>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15">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text:soft-page-break/>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hey allowed us to enter the water not all at once but in turn, one platoon after another. The water was very dark, and the bottom felt unpleasantly quaggy, and they too soon yelled from the shore, “Third platoon – out!” </text:p>
      <text:p text:style-name="Text_20_body"><text:soft-page-break/>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text:soft-page-break/>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text:soft-page-brea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15">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text:soft-page-break/>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text:soft-page-break/>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ext:soft-page-break/>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text:soft-page-break/>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15">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text:soft-page-break/>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text:soft-page-break/>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3">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text:soft-page-break/>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We left, and Mom did not rebuke me on our way home for it was not my fault if the new teacher had never in her life seen sturdy frames of plywood, but only those of thin lines as around the words of Marx and Lenin in the Regiment Club… </text:p>
      <text:p text:style-name="P17">When school began there was a wall newspaper hanging in our classroom. Probably, I was the only schoolboy to study so carefully the blue line borders in the paper…</text:p>
      <text:p text:style-name="P15"><text:soft-page-break/>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4">sub-machine</text:span> gun or a pistol, is up to you. </text:p>
      <text:p text:style-name="Text_20_body"><text:soft-page-break/>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text:soft-page-break/>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text:soft-page-break/>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15">Probably, I caught cold by the holidays’ end and started school later than my classmates because I could not get it what was happening the morning when I finally came to our classroom. </text:p>
      <text:p text:style-name="Text_20_body">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text:soft-page-break/>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9">”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Between the left wing of the school building and the tall openwork fence of planks that separated the school grounds from the surrounding forest, there were located beds of the school agronomy lot. </text:p>
      <text:p text:style-name="Text_20_body"><text:soft-page-break/>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5">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e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e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text:soft-page-break/>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text:soft-page-break/>Near Checkpoint, we were caught in a spell of bad weather and the rain thoroughly drenched us before we got home, but no one fell ill after…</text:p>
      <text:p text:style-name="P15">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text:soft-page-break/>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text:soft-page-break/>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7">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text:soft-page-break/>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6">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0">a</text:span>cation and returned to the Object…</text:p>
      <text:p text:style-name="P15">Soon after our return, Mom took Sasha and Natasha with her and went on her vacation to Konotop. Again, Dad and I kept each other manly company of two. He cooked tasty pasta soup the Navy way and explained me things about the <text:span text:style-name="T69">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text:soft-page-break/>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e, could no longer live in freedom. Because of that one recidivist, on serving his term, pleaded Zone Chief not to let him out and keep on in. But Zone Chief replied, “The law is the law! Get lost!” </text:p>
      <text:p text:style-name="Text_20_body">In the evening, the recidivist was brought back to Zone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ryozha, we don’t need no killing.” </text:p>
      <text:p text:style-name="Text_20_body">His voice sounded a little nasal as that of the recidivist murderer who wanted to stay in Zone.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text:soft-page-break/>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e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ext:soft-page-break/>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Probably, owls do not like hanging upside down because that eagle owl constantly tried to bend his head up as far as his neck let it go. At times, I gave my schoolbag to my brother and carried the bird with both hands in the normal position. </text:p>
      <text:p text:style-name="Text_20_body"><text:soft-page-break/>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15">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e for a whole Sunday and also provide a truck to take the mushroom-pickers to the out-of-Zone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e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 </text:p>
      <text:p text:style-name="Text_20_body"><text:soft-page-break/>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Each trooper had to wear paper shoulder straps whose color indicated the group they were from. A gamester with one shoulder straps torn off became a prisoner of war while missing both meant they were "killed"… </text:p>
      <text:p text:style-name="Text_20_body"><text:soft-page-break/>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pancake always getting lumpy can be safely expanded with “the first boiled egg is a messy liquid”…)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0"><text:soft-page-break/>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1">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1">inattentively</text:span>…</text:p>
      <text:p text:style-name="P15">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text:soft-page-break/>(…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Each page bore its unique date in bold, as well as the exact time of both sunrise and sunset on that particular day followed by symbols and numbers stating the current phase of the moon, and all that although small printed yet telling <text:soft-page-break/>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2">comprehension</text:span> works like that crane from a fable wallowing in a marsh swamp who pulls his neck out free, but a wing gets bogged down, the wing is out—oops!—a leg got stuck. </text:p>
        <text:p text:style-name="List_20_Paragraph">Or is it about my <text:span text:style-name="T72">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At my cautious inquiries in the class – what disguise did they plan for the contest? – the boys invariably answered that no one cared about making any fancy dress and they would attend the party in their casual wear. </text:p>
      <text:p text:style-name="Text_20_body"><text:soft-page-break/>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text:soft-page-break/>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15">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3">short</text:span> awkward slap against each of Mom’s cheeks. </text:p>
      <text:p text:style-name="Text_20_body"><text:soft-page-break/>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text:soft-page-break/>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However ridiculous it seems, it took almost a whole life span until I guessed what’s what. </text:p>
        <text:p text:style-name="List_20_Paragraph">And here lies the third but, probably, the most cardinal of my Achilles’ heels – belated thinking…) </text:p>
      </text:section>
      <text:p text:style-name="Text_20_body"><text:soft-page-break/>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Yet, the cartoon did not work out as supposed. In fact, it did not work at all, but I did not care. I just slammed the book, left it on the couch, and walked away across the landing to a room with packs of things lined along its walls… </text:p>
      <text:p text:style-name="Text_20_body"><text:soft-page-break/>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e.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e, neither that unknown soldier next to it, however, one thing I didn’t know yet... It was my way of leaving childhood.</text:p>
      <text:p text:style-name="P19"/>
      <text:p text:style-name="Subtitle">~ ~ ~</text:p>
      <text:h text:style-name="Heading_20_1" text:outline-level="1"><text:span text:style-name="T6">~ ~ ~</text:span> The <text:bookmark-start text:name="Adolescence"/>Adolescence<text:bookmark-end text:name="Adolescence"/></text:h>
      <text:p text:style-name="Subtitle">~ ~ ~</text:p>
      <text:h text:style-name="Heading_20_1" text:outline-level="1"><text:span text:style-name="T6">~ ~ ~</text:span> The Youth</text:h>
      <text:p text:style-name="Subtitle">~ ~ ~</text:p>
      <text:h text:style-name="Heading_20_1" text:outline-level="1"><text:span text:style-name="T6">~ ~ ~</text:span> My Universities: Part <text:bookmark-start text:name="One"/>One<text:bookmark-end text:name="One"/></text:h>
      <text:p text:style-name="Subtitle">~ ~ ~</text:p>
      <text:h text:style-name="Heading_20_1" text:outline-level="1"><text:span text:style-name="T6">~ ~ ~</text:span> My Universities: Part <text:bookmark-start text:name="Two"/>Two<text:bookmark-end text:name="Two"/></text:h>
      <text:p text:style-name="Subtitle">~ ~ ~</text:p>
      <text:h text:style-name="Heading_20_1" text:outline-level="1"><text:span text:style-name="T6">~ ~ ~</text:span> The Parade of <text:bookmark-start text:name="Planets"/>Planets<text:bookmark-end text:name="Planets"/></text:h>
      <text:p text:style-name="Subtitle">~ ~ ~</text:p>
      <text:h text:style-name="Heading_20_1" text:outline-level="1"><text:span text:style-name="T6">~ ~ ~</text:span> The <text:bookmark-start text:name="Married"/>Married <text:bookmark-end text:name="Married"/>Life</text:h>
      <text:p text:style-name="Subtitle">~ ~ ~</text:p>
      <text:h text:style-name="Heading_20_1" text:outline-level="1"><text:soft-page-break/><text:span text:style-name="T6">~ ~ ~</text:span> <text:bookmark-start text:name="Defying"/>Defying <text:bookmark-end text:name="Defying"/>the Wash</text:h>
      <text:p text:style-name="Subtitle">~ ~ ~</text:p>
      <text:h text:style-name="Heading_20_1" text:outline-level="1"><text:span text:style-name="T6">~ ~ ~</text:span> The Solitary <text:bookmark-start text:name="Barge"/>Barge <text:bookmark-end text:name="Barge"/>Hauler</text:h>
      <text:p text:style-name="Subtitle">~ ~ ~</text:p>
      <text:h text:style-name="Heading_20_1" text:outline-level="1"><text:span text:style-name="T6">~ ~ ~</text:span> The Ivory <text:bookmark-start text:name="Tower"/>Tower<text:bookmark-end text:name="Tower"/></text:h>
      <text:p text:style-name="Subtitle">~ ~ ~</text:p>
      <text:h text:style-name="Heading_20_1" text:outline-level="1"><text:span text:style-name="T6">~ ~ ~</text:span> The <text:bookmark-start text:name="Eastern"/>Eastern <text:bookmark-end text:name="Eastern"/>Corridor</text:h>
      <text:p text:style-name="Subtitle">~ ~ ~</text:p>
      <text:h text:style-name="Heading_20_1" text:outline-level="1"><text:span text:style-name="T6">~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140</meta:editing-cycles>
    <meta:creation-date>2020-04-05T06:17:00</meta:creation-date>
    <dc:date>2020-07-03T20:55:14.384435477</dc:date>
    <meta:editing-duration>P2DT5H40M26S</meta:editing-duration>
    <meta:generator>LibreOffice/6.1.5.2$Linux_X86_64 LibreOffice_project/10$Build-2</meta:generator>
    <meta:document-statistic meta:table-count="0" meta:image-count="0" meta:object-count="0" meta:page-count="145" meta:paragraph-count="1691" meta:word-count="75351" meta:character-count="421461" meta:non-whitespace-character-count="346099"/>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